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20%" style:writing-mode="lr-tb"/>
    </style:style>
    <style:style style:name="P2" style:family="paragraph" style:parent-style-name="Heading_20_3">
      <style:paragraph-properties fo:break-before="auto" fo:line-height="100%" fo:margin-top="0.247cm" fo:margin-bottom="0.212cm" style:writing-mode="lr-tb"/>
    </style:style>
    <style:style style:name="T2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3" style:family="paragraph" style:parent-style-name="Standard">
      <style:paragraph-properties fo:break-before="auto" fo:line-height="120%" fo:margin-bottom="0.247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T3_6" style:family="text">
      <style:text-properties style:font-name="Verdana" fo:font-size="12pt" style:font-name-asian="Verdana" style:font-size-asian="12pt" style:font-name-complex="Verdana" style:font-size-complex="12pt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/>
    </style:style>
    <style:style style:name="T3_38" style:family="text">
      <style:text-properties style:font-name="Verdana" fo:font-size="12pt" style:font-name-asian="Verdana" style:font-size-asian="12pt" style:font-name-complex="Verdana" style:font-size-complex="12pt"/>
    </style:style>
    <style:style style:name="T3_39" style:family="text">
      <style:text-properties style:font-name="Verdana" fo:font-size="12pt" style:font-name-asian="Verdana" style:font-size-asian="12pt" style:font-name-complex="Verdana" style:font-size-complex="12pt"/>
    </style:style>
    <style:style style:name="T3_40" style:family="text">
      <style:text-properties style:font-name="Verdana" fo:font-size="12pt" style:font-name-asian="Verdana" style:font-size-asian="12pt" style:font-name-complex="Verdana" style:font-size-complex="12pt"/>
    </style:style>
    <style:style style:name="T3_41" style:family="text">
      <style:text-properties style:font-name="Verdana" fo:font-size="12pt" style:font-name-asian="Verdana" style:font-size-asian="12pt" style:font-name-complex="Verdana" style:font-size-complex="12pt"/>
    </style:style>
    <style:style style:name="T3_42" style:family="text">
      <style:text-properties style:font-name="Verdana" fo:font-size="12pt" style:font-name-asian="Verdana" style:font-size-asian="12pt" style:font-name-complex="Verdana" style:font-size-complex="12pt"/>
    </style:style>
    <style:style style:name="T3_43" style:family="text">
      <style:text-properties style:font-name="Verdana" fo:font-size="12pt" style:font-name-asian="Verdana" style:font-size-asian="12pt" style:font-name-complex="Verdana" style:font-size-complex="12pt"/>
    </style:style>
    <style:style style:name="T3_44" style:family="text">
      <style:text-properties style:font-name="Verdana" fo:font-size="12pt" style:font-name-asian="Verdana" style:font-size-asian="12pt" style:font-name-complex="Verdana" style:font-size-complex="12pt"/>
    </style:style>
    <style:style style:name="T3_45" style:family="text">
      <style:text-properties style:font-name="Verdana" fo:font-size="12pt" style:font-name-asian="Verdana" style:font-size-asian="12pt" style:font-name-complex="Verdana" style:font-size-complex="12pt"/>
    </style:style>
    <style:style style:name="T3_46" style:family="text">
      <style:text-properties style:font-name="Verdana" fo:font-size="12pt" style:font-name-asian="Verdana" style:font-size-asian="12pt" style:font-name-complex="Verdana" style:font-size-complex="12pt"/>
    </style:style>
    <style:style style:name="T3_47" style:family="text">
      <style:text-properties style:font-name="Verdana" fo:font-size="12pt" style:font-name-asian="Verdana" style:font-size-asian="12pt" style:font-name-complex="Verdana" style:font-size-complex="12pt"/>
    </style:style>
    <style:style style:name="T3_48" style:family="text">
      <style:text-properties style:font-name="Verdana" fo:font-size="12pt" style:font-name-asian="Verdana" style:font-size-asian="12pt" style:font-name-complex="Verdana" style:font-size-complex="12pt"/>
    </style:style>
    <style:style style:name="T3_49" style:family="text">
      <style:text-properties style:font-name="Verdana" fo:font-size="12pt" style:font-name-asian="Verdana" style:font-size-asian="12pt" style:font-name-complex="Verdana" style:font-size-complex="12pt"/>
    </style:style>
    <style:style style:name="T3_50" style:family="text">
      <style:text-properties style:font-name="Verdana" fo:font-size="12pt" style:font-name-asian="Verdana" style:font-size-asian="12pt" style:font-name-complex="Verdana" style:font-size-complex="12pt"/>
    </style:style>
    <style:style style:name="T3_51" style:family="text">
      <style:text-properties style:font-name="Verdana" fo:font-size="12pt" style:font-name-asian="Verdana" style:font-size-asian="12pt" style:font-name-complex="Verdana" style:font-size-complex="12pt"/>
    </style:style>
    <style:style style:name="T3_52" style:family="text">
      <style:text-properties style:font-name="Verdana" fo:font-size="12pt" style:font-name-asian="Verdana" style:font-size-asian="12pt" style:font-name-complex="Verdana" style:font-size-complex="12pt"/>
    </style:style>
    <style:style style:name="T3_53" style:family="text">
      <style:text-properties style:font-name="Verdana" fo:font-size="12pt" style:font-name-asian="Verdana" style:font-size-asian="12pt" style:font-name-complex="Verdana" style:font-size-complex="12pt"/>
    </style:style>
    <style:style style:name="T3_54" style:family="text">
      <style:text-properties style:font-name="Verdana" fo:font-size="12pt" style:font-name-asian="Verdana" style:font-size-asian="12pt" style:font-name-complex="Verdana" style:font-size-complex="12pt"/>
    </style:style>
    <style:style style:name="T3_55" style:family="text">
      <style:text-properties style:font-name="Verdana" fo:font-size="12pt" style:font-name-asian="Verdana" style:font-size-asian="12pt" style:font-name-complex="Verdana" style:font-size-complex="12pt"/>
    </style:style>
    <style:style style:name="T3_56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20%" fo:margin-bottom="0.247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T4_5" style:family="text">
      <style:text-properties style:font-name="Verdana" fo:font-size="12pt" style:font-name-asian="Verdana" style:font-size-asian="12pt" style:font-name-complex="Verdana" style:font-size-complex="12pt"/>
    </style:style>
    <style:style style:name="T4_6" style:family="text">
      <style:text-properties style:font-name="Verdana" fo:font-size="12pt" style:font-name-asian="Verdana" style:font-size-asian="12pt" style:font-name-complex="Verdana" style:font-size-complex="12pt"/>
    </style:style>
    <style:style style:name="T4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_12" style:family="text">
      <style:text-properties style:font-name="Verdana" fo:font-size="12pt" style:font-name-asian="Verdana" style:font-size-asian="12pt" style:font-name-complex="Verdana" style:font-size-complex="12pt"/>
    </style:style>
    <style:style style:name="T4_13" style:family="text">
      <style:text-properties style:font-name="Verdana" fo:font-size="12pt" style:font-name-asian="Verdana" style:font-size-asian="12pt" style:font-name-complex="Verdana" style:font-size-complex="12pt"/>
    </style:style>
    <style:style style:name="T4_14" style:family="text">
      <style:text-properties style:font-name="Verdana" fo:font-size="12pt" style:font-name-asian="Verdana" style:font-size-asian="12pt" style:font-name-complex="Verdana" style:font-size-complex="12pt"/>
    </style:style>
    <style:style style:name="T4_15" style:family="text">
      <style:text-properties style:font-name="Verdana" fo:font-size="12pt" style:font-name-asian="Verdana" style:font-size-asian="12pt" style:font-name-complex="Verdana" style:font-size-complex="12pt"/>
    </style:style>
    <style:style style:name="T4_16" style:family="text">
      <style:text-properties style:font-name="Verdana" fo:font-size="12pt" style:font-name-asian="Verdana" style:font-size-asian="12pt" style:font-name-complex="Verdana" style:font-size-complex="12pt"/>
    </style:style>
    <style:style style:name="T4_17" style:family="text">
      <style:text-properties style:font-name="Verdana" fo:font-size="12pt" style:font-name-asian="Verdana" style:font-size-asian="12pt" style:font-name-complex="Verdana" style:font-size-complex="12pt"/>
    </style:style>
    <style:style style:name="T4_18" style:family="text">
      <style:text-properties style:font-name="Verdana" fo:font-size="12pt" style:font-name-asian="Verdana" style:font-size-asian="12pt" style:font-name-complex="Verdana" style:font-size-complex="12pt"/>
    </style:style>
    <style:style style:name="T4_19" style:family="text">
      <style:text-properties style:font-name="Verdana" fo:font-size="12pt" style:font-name-asian="Verdana" style:font-size-asian="12pt" style:font-name-complex="Verdana" style:font-size-complex="12pt"/>
    </style:style>
    <style:style style:name="T4_20" style:family="text">
      <style:text-properties style:font-name="Verdana" fo:font-size="12pt" style:font-name-asian="Verdana" style:font-size-asian="12pt" style:font-name-complex="Verdana" style:font-size-complex="12pt"/>
    </style:style>
    <style:style style:name="T4_21" style:family="text">
      <style:text-properties style:font-name="Verdana" fo:font-size="12pt" style:font-name-asian="Verdana" style:font-size-asian="12pt" style:font-name-complex="Verdana" style:font-size-complex="12pt"/>
    </style:style>
    <style:style style:name="T4_22" style:family="text">
      <style:text-properties style:font-name="Verdana" fo:font-size="12pt" style:font-name-asian="Verdana" style:font-size-asian="12pt" style:font-name-complex="Verdana" style:font-size-complex="12pt"/>
    </style:style>
    <style:style style:name="T4_23" style:family="text">
      <style:text-properties style:font-name="Verdana" fo:font-size="12pt" style:font-name-asian="Verdana" style:font-size-asian="12pt" style:font-name-complex="Verdana" style:font-size-complex="12pt"/>
    </style:style>
    <style:style style:name="T4_24" style:family="text">
      <style:text-properties style:font-name="Verdana" fo:font-size="12pt" style:font-name-asian="Verdana" style:font-size-asian="12pt" style:font-name-complex="Verdana" style:font-size-complex="12pt"/>
    </style:style>
    <style:style style:name="T4_25" style:family="text">
      <style:text-properties style:font-name="Verdana" fo:font-size="12pt" style:font-name-asian="Verdana" style:font-size-asian="12pt" style:font-name-complex="Verdana" style:font-size-complex="12pt"/>
    </style:style>
    <style:style style:name="T4_26" style:family="text">
      <style:text-properties style:font-name="Verdana" fo:font-size="12pt" style:font-name-asian="Verdana" style:font-size-asian="12pt" style:font-name-complex="Verdana" style:font-size-complex="12pt"/>
    </style:style>
    <style:style style:name="T4_27" style:family="text">
      <style:text-properties style:font-name="Verdana" fo:font-size="12pt" style:font-name-asian="Verdana" style:font-size-asian="12pt" style:font-name-complex="Verdana" style:font-size-complex="12pt"/>
    </style:style>
    <style:style style:name="T4_28" style:family="text">
      <style:text-properties style:font-name="Verdana" fo:font-size="12pt" style:font-name-asian="Verdana" style:font-size-asian="12pt" style:font-name-complex="Verdana" style:font-size-complex="12pt"/>
    </style:style>
    <style:style style:name="T4_29" style:family="text">
      <style:text-properties style:font-name="Verdana" fo:font-size="12pt" style:font-name-asian="Verdana" style:font-size-asian="12pt" style:font-name-complex="Verdana" style:font-size-complex="12pt"/>
    </style:style>
    <style:style style:name="T4_30" style:family="text">
      <style:text-properties style:font-name="Verdana" fo:font-size="12pt" style:font-name-asian="Verdana" style:font-size-asian="12pt" style:font-name-complex="Verdana" style:font-size-complex="12pt"/>
    </style:style>
    <style:style style:name="T4_31" style:family="text">
      <style:text-properties style:font-name="Verdana" fo:font-size="12pt" style:font-name-asian="Verdana" style:font-size-asian="12pt" style:font-name-complex="Verdana" style:font-size-complex="12pt"/>
    </style:style>
    <style:style style:name="T4_32" style:family="text">
      <style:text-properties style:font-name="Verdana" fo:font-size="12pt" style:font-name-asian="Verdana" style:font-size-asian="12pt" style:font-name-complex="Verdana" style:font-size-complex="12pt"/>
    </style:style>
    <style:style style:name="T4_33" style:family="text">
      <style:text-properties style:font-name="Verdana" fo:font-size="12pt" style:font-name-asian="Verdana" style:font-size-asian="12pt" style:font-name-complex="Verdana" style:font-size-complex="12pt"/>
    </style:style>
    <style:style style:name="T4_34" style:family="text">
      <style:text-properties style:font-name="Verdana" fo:font-size="12pt" style:font-name-asian="Verdana" style:font-size-asian="12pt" style:font-name-complex="Verdana" style:font-size-complex="12pt"/>
    </style:style>
    <style:style style:name="T4_35" style:family="text">
      <style:text-properties style:font-name="Verdana" fo:font-size="12pt" style:font-name-asian="Verdana" style:font-size-asian="12pt" style:font-name-complex="Verdana" style:font-size-complex="12pt"/>
    </style:style>
    <style:style style:name="T4_36" style:family="text">
      <style:text-properties style:font-name="Verdana" fo:font-size="12pt" style:font-name-asian="Verdana" style:font-size-asian="12pt" style:font-name-complex="Verdana" style:font-size-complex="12pt"/>
    </style:style>
    <style:style style:name="T4_37" style:family="text">
      <style:text-properties style:font-name="Verdana" fo:font-size="12pt" style:font-name-asian="Verdana" style:font-size-asian="12pt" style:font-name-complex="Verdana" style:font-size-complex="12pt"/>
    </style:style>
    <style:style style:name="T4_38" style:family="text">
      <style:text-properties style:font-name="Verdana" fo:font-size="12pt" style:font-name-asian="Verdana" style:font-size-asian="12pt" style:font-name-complex="Verdana" style:font-size-complex="12pt"/>
    </style:style>
    <style:style style:name="T4_39" style:family="text">
      <style:text-properties style:font-name="Verdana" fo:font-size="12pt" style:font-name-asian="Verdana" style:font-size-asian="12pt" style:font-name-complex="Verdana" style:font-size-complex="12pt"/>
    </style:style>
    <style:style style:name="T4_40" style:family="text">
      <style:text-properties style:font-name="Verdana" fo:font-size="12pt" style:font-name-asian="Verdana" style:font-size-asian="12pt" style:font-name-complex="Verdana" style:font-size-complex="12pt"/>
    </style:style>
    <style:style style:name="T4_41" style:family="text">
      <style:text-properties style:font-name="Verdana" fo:font-size="12pt" style:font-name-asian="Verdana" style:font-size-asian="12pt" style:font-name-complex="Verdana" style:font-size-complex="12pt"/>
    </style:style>
    <style:style style:name="T4_42" style:family="text">
      <style:text-properties style:font-name="Verdana" fo:font-size="12pt" style:font-name-asian="Verdana" style:font-size-asian="12pt" style:font-name-complex="Verdana" style:font-size-complex="12pt"/>
    </style:style>
    <style:style style:name="T4_43" style:family="text">
      <style:text-properties style:font-name="Verdana" fo:font-size="12pt" style:font-name-asian="Verdana" style:font-size-asian="12pt" style:font-name-complex="Verdana" style:font-size-complex="12pt"/>
    </style:style>
    <style:style style:name="T4_44" style:family="text">
      <style:text-properties style:font-name="Verdana" fo:font-size="12pt" style:font-name-asian="Verdana" style:font-size-asian="12pt" style:font-name-complex="Verdana" style:font-size-complex="12pt"/>
    </style:style>
    <style:style style:name="T4_45" style:family="text">
      <style:text-properties style:font-name="Verdana" fo:font-size="12pt" style:font-name-asian="Verdana" style:font-size-asian="12pt" style:font-name-complex="Verdana" style:font-size-complex="12pt"/>
    </style:style>
    <style:style style:name="T4_46" style:family="text">
      <style:text-properties style:font-name="Verdana" fo:font-size="12pt" style:font-name-asian="Verdana" style:font-size-asian="12pt" style:font-name-complex="Verdana" style:font-size-complex="12pt"/>
    </style:style>
    <style:style style:name="T4_47" style:family="text">
      <style:text-properties style:font-name="Verdana" fo:font-size="12pt" style:font-name-asian="Verdana" style:font-size-asian="12pt" style:font-name-complex="Verdana" style:font-size-complex="12pt"/>
    </style:style>
    <style:style style:name="T4_48" style:family="text">
      <style:text-properties style:font-name="Verdana" fo:font-size="12pt" style:font-name-asian="Verdana" style:font-size-asian="12pt" style:font-name-complex="Verdana" style:font-size-complex="12pt"/>
    </style:style>
    <style:style style:name="T4_49" style:family="text">
      <style:text-properties style:font-name="Verdana" fo:font-size="12pt" style:font-name-asian="Verdana" style:font-size-asian="12pt" style:font-name-complex="Verdana" style:font-size-complex="12pt"/>
    </style:style>
    <style:style style:name="T4_50" style:family="text">
      <style:text-properties style:font-name="Verdana" fo:font-size="12pt" style:font-name-asian="Verdana" style:font-size-asian="12pt" style:font-name-complex="Verdana" style:font-size-complex="12pt"/>
    </style:style>
    <style:style style:name="T4_51" style:family="text">
      <style:text-properties style:font-name="Verdana" fo:font-size="12pt" style:font-name-asian="Verdana" style:font-size-asian="12pt" style:font-name-complex="Verdana" style:font-size-complex="12pt"/>
    </style:style>
    <style:style style:name="T4_52" style:family="text">
      <style:text-properties style:font-name="Verdana" fo:font-size="12pt" style:font-name-asian="Verdana" style:font-size-asian="12pt" style:font-name-complex="Verdana" style:font-size-complex="12pt"/>
    </style:style>
    <style:style style:name="T4_53" style:family="text">
      <style:text-properties style:font-name="Verdana" fo:font-size="12pt" style:font-name-asian="Verdana" style:font-size-asian="12pt" style:font-name-complex="Verdana" style:font-size-complex="12pt"/>
    </style:style>
    <style:style style:name="T4_54" style:family="text">
      <style:text-properties style:font-name="Verdana" fo:font-size="12pt" style:font-name-asian="Verdana" style:font-size-asian="12pt" style:font-name-complex="Verdana" style:font-size-complex="12pt"/>
    </style:style>
    <style:style style:name="T4_55" style:family="text">
      <style:text-properties style:font-name="Verdana" fo:font-size="12pt" style:font-name-asian="Verdana" style:font-size-asian="12pt" style:font-name-complex="Verdana" style:font-size-complex="12pt"/>
    </style:style>
    <style:style style:name="T4_56" style:family="text">
      <style:text-properties style:font-name="Verdana" fo:font-size="12pt" style:font-name-asian="Verdana" style:font-size-asian="12pt" style:font-name-complex="Verdana" style:font-size-complex="12pt"/>
    </style:style>
    <style:style style:name="T4_57" style:family="text">
      <style:text-properties style:font-name="Verdana" fo:font-size="12pt" style:font-name-asian="Verdana" style:font-size-asian="12pt" style:font-name-complex="Verdana" style:font-size-complex="12pt"/>
    </style:style>
    <style:style style:name="T4_58" style:family="text">
      <style:text-properties style:font-name="Verdana" fo:font-size="12pt" style:font-name-asian="Verdana" style:font-size-asian="12pt" style:font-name-complex="Verdana" style:font-size-complex="12pt"/>
    </style:style>
    <style:style style:name="T4_59" style:family="text">
      <style:text-properties style:font-name="Verdana" fo:font-size="12pt" style:font-name-asian="Verdana" style:font-size-asian="12pt" style:font-name-complex="Verdana" style:font-size-complex="12pt"/>
    </style:style>
    <style:style style:name="T4_60" style:family="text">
      <style:text-properties style:font-name="Verdana" fo:font-size="12pt" style:font-name-asian="Verdana" style:font-size-asian="12pt" style:font-name-complex="Verdana" style:font-size-complex="12pt"/>
    </style:style>
    <style:style style:name="T4_61" style:family="text">
      <style:text-properties style:font-name="Verdana" fo:font-size="12pt" style:font-name-asian="Verdana" style:font-size-asian="12pt" style:font-name-complex="Verdana" style:font-size-complex="12pt"/>
    </style:style>
    <style:style style:name="T4_6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20%" fo:margin-bottom="0.24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fo:line-height="120%" fo:margin-bottom="0.247cm" style:writing-mode="lr-tb"/>
    </style:style>
  </office:automatic-styles>
  <office:body>
    <office:text>
      <text:p text:style-name="P1"/>
      <text:h text:style-name="P2" text:outline-level="10"><text:span text:style-name="T2_1">2.8.<text:s/></text:span><text:span text:style-name="T2_2">Cambiar</text:span><text:span text:style-name="T2_3"><text:s/></text:span><text:span text:style-name="T2_4">el</text:span><text:span text:style-name="T2_5"><text:s/></text:span><text:span text:style-name="T2_6">tamaño</text:span></text:h>
      <text:p text:style-name="P3"><text:span text:style-name="T3_1">La</text:span><text:span text:style-name="T3_2"><text:s/></text:span><text:span text:style-name="T3_3">forma</text:span><text:span text:style-name="T3_4"><text:s/></text:span><text:span text:style-name="T3_5">más</text:span><text:span text:style-name="T3_6"><text:s/></text:span><text:span text:style-name="T3_7">fácil</text:span><text:span text:style-name="T3_8"><text:s/></text:span><text:span text:style-name="T3_9">de</text:span><text:span text:style-name="T3_10"><text:s/></text:span><text:span text:style-name="T3_11">cambiar</text:span><text:span text:style-name="T3_12"><text:s/></text:span><text:span text:style-name="T3_13">el</text:span><text:span text:style-name="T3_14"><text:s/></text:span><text:span text:style-name="T3_15">tamaño</text:span><text:span text:style-name="T3_16"><text:s/></text:span><text:span text:style-name="T3_17">de</text:span><text:span text:style-name="T3_18"><text:s/></text:span><text:span text:style-name="T3_19">un</text:span><text:span text:style-name="T3_20"><text:s/></text:span><text:span text:style-name="T3_21">contenedor</text:span><text:span text:style-name="T3_22"><text:s/></text:span><text:span text:style-name="T3_23">es</text:span><text:span text:style-name="T3_24"><text:s/></text:span><text:span text:style-name="T3_25">mediante</text:span><text:span text:style-name="T3_26"><text:s/></text:span><text:span text:style-name="T3_27">el</text:span><text:span text:style-name="T3_28"><text:s/></text:span><text:span text:style-name="T3_29">uso</text:span><text:span text:style-name="T3_30"><text:s/></text:span><text:span text:style-name="T3_31">del</text:span><text:span text:style-name="T3_32"><text:s/></text:span><text:span text:style-name="T3_33">ratón</text:span><text:span text:style-name="T3_34">:<text:s/></text:span><text:span text:style-name="T3_35">apoyate</text:span><text:span text:style-name="T3_36"><text:s/></text:span><text:span text:style-name="T3_37">en</text:span><text:span text:style-name="T3_38"><text:s/></text:span><text:span text:style-name="T3_39">el</text:span><text:span text:style-name="T3_40"><text:s/></text:span><text:span text:style-name="T3_41">borde</text:span><text:span text:style-name="T3_42"><text:s/></text:span><text:span text:style-name="T3_43">y</text:span><text:span text:style-name="T3_44"><text:s/></text:span><text:span text:style-name="T3_45">mueve</text:span><text:span text:style-name="T3_46"><text:s/></text:span><text:span text:style-name="T3_47">el</text:span><text:span text:style-name="T3_48"><text:s/></text:span><text:span text:style-name="T3_49">raton</text:span><text:span text:style-name="T3_50"><text:s text:c="2"/></text:span><text:span text:style-name="T3_51">al</text:span><text:span text:style-name="T3_52"><text:s/></text:span><text:span text:style-name="T3_53">tamaño</text:span><text:span text:style-name="T3_54"><text:s/></text:span><text:span text:style-name="T3_55">deseado</text:span><text:span text:style-name="T3_56">.</text:span></text:p>
      <text:p text:style-name="P4"><text:span text:style-name="T4_1">También</text:span><text:span text:style-name="T4_2"><text:s/></text:span><text:span text:style-name="T4_3">puede</text:span><text:span text:style-name="T4_4"><text:s/></text:span><text:span text:style-name="T4_5">utilizar</text:span><text:span text:style-name="T4_6"><text:s/></text:span><text:span text:style-name="T4_7">[</text:span><text:span text:style-name="T4_8">binding</text:span><text:span text:style-name="T4_9">_</text:span><text:span text:style-name="T4_10">modes</text:span><text:span text:style-name="T4_11">]</text:span><text:span text:style-name="T4_12"><text:s/></text:span><text:span text:style-name="T4_13">para</text:span><text:span text:style-name="T4_14"><text:s/></text:span><text:span text:style-name="T4_15">definir</text:span><text:span text:style-name="T4_16"><text:s/></text:span><text:span text:style-name="T4_17">un</text:span><text:span text:style-name="T4_18"><text:s/></text:span><text:span text:style-name="T4_19">modo</text:span><text:span text:style-name="T4_20"><text:s/></text:span><text:span text:style-name="T4_21">para</text:span><text:span text:style-name="T4_22"><text:s/></text:span><text:span text:style-name="T4_23">cambiar</text:span><text:span text:style-name="T4_24"><text:s/></text:span><text:span text:style-name="T4_25">el</text:span><text:span text:style-name="T4_26"><text:s/></text:span><text:span text:style-name="T4_27">tamaño</text:span><text:span text:style-name="T4_28"><text:s/></text:span><text:span text:style-name="T4_29">a</text:span><text:span text:style-name="T4_30"><text:s/></text:span><text:span text:style-name="T4_31">través</text:span><text:span text:style-name="T4_32"><text:s/></text:span><text:span text:style-name="T4_33">del</text:span><text:span text:style-name="T4_34"><text:s/></text:span><text:span text:style-name="T4_35">teclado</text:span><text:span text:style-name="T4_36">.<text:s/></text:span><text:span text:style-name="T4_37">Para</text:span><text:span text:style-name="T4_38"><text:s/></text:span><text:span text:style-name="T4_39">ver</text:span><text:span text:style-name="T4_40"><text:s/></text:span><text:span text:style-name="T4_41">un</text:span><text:span text:style-name="T4_42"><text:s/></text:span><text:span text:style-name="T4_43">ejemplo</text:span><text:span text:style-name="T4_44"><text:s/></text:span><text:span text:style-name="T4_45">de</text:span><text:span text:style-name="T4_46"><text:s/></text:span><text:span text:style-name="T4_47">esto</text:span><text:span text:style-name="T4_48">,<text:s/></text:span><text:span text:style-name="T4_49">mira</text:span><text:span text:style-name="T4_50"><text:s/></text:span><text:span text:style-name="T4_51">la</text:span><text:span text:style-name="T4_52"><text:s/></text:span><text:span text:style-name="T4_53">configuración</text:span><text:span text:style-name="T4_54"><text:s/></text:span><text:span text:style-name="T4_55">predeterminada</text:span><text:span text:style-name="T4_56"><text:s/></text:span><text:span text:style-name="T4_57">proporcionada</text:span><text:span text:style-name="T4_58"><text:s/></text:span><text:span text:style-name="T4_59">por</text:span><text:span text:style-name="T4_60"><text:s/></text:span><text:span text:style-name="T4_61">i</text:span><text:span text:style-name="T4_62">3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0.353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30pt" style:font-size-asian="30pt" style:font-size-complex="30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size="30pt" style:font-size-asian="30pt" style:font-size-complex="30pt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font-size="30pt" style:font-size-asian="30pt" style:font-size-complex="30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6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4_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border-bottom="#808080 0.053cm solid" style:writing-mode="lr-tb"/>
    </style:style>
    <style:style style:name="T5_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5_5" style:family="text"/>
    <style:style style:name="T5_6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7" style:family="text"/>
    <style:style style:name="T5_8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9" style:family="text"/>
    <style:style style:name="T5_10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1" style:family="text"/>
    <style:style style:name="T5_12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3" style:family="text"/>
    <style:style style:name="T5_14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5" style:family="text"/>
    <style:style style:name="T5_16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5_17" style:family="text"/>
    <style:style style:name="T5_18" style:family="text">
      <style:text-properties fo:font-style="italic" style:font-style-asian="italic" style:font-style-complex="italic" fo:color="#1155c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</office:automatic-styles>
  <office:master-styles>
    <style:master-page style:name="Standard" style:page-layout-name="pm1">
      <style:header>
        <text:p text:style-name="P1"><text:span text:style-name="T1_1">Manual</text:span><text:span text:style-name="T1_2"><text:s/></text:span><text:span text:style-name="T1_3">de</text:span><text:span text:style-name="T1_4"><text:s/></text:span><text:span text:style-name="T1_5">Uso</text:span><text:span text:style-name="T1_6"><text:s/></text:span></text:p>
        <text:p text:style-name="P2"><text:span text:style-name="T2_1">en</text:span><text:span text:style-name="T2_2"><text:s/></text:span><text:span text:style-name="T2_3">Castellano</text:span><text:span text:style-name="T2_4"><text:s/></text:span></text:p>
        <text:p text:style-name="P3"><text:span text:style-name="T3_1">I</text:span><text:span text:style-name="T3_2">3-</text:span><text:span text:style-name="T3_3">WM</text:span></text:p>
        <text:p text:style-name="P4"><text:span text:style-name="T4_1">Traducido</text:span><text:span text:style-name="T4_2"><text:s/></text:span><text:span text:style-name="T4_3">del</text:span><text:span text:style-name="T4_4"><text:s/></text:span><text:span text:style-name="T4_5">original</text:span><text:span text:style-name="T4_6"><text:s/></text:span><text:span text:style-name="T4_7">por</text:span></text:p>
        <text:p text:style-name="P5"><text:span text:style-name="T5_1">Marcelo</text:span><text:span text:style-name="T5_2"><text:s/></text:span><text:span text:style-name="T5_3">Olmedo</text:span><text:span text:style-name="T5_4"><text:s text:c="12"/>//<text:s text:c="7"/></text:span><text:span text:style-name="T5_5"><text:a xlink:type="simple" xlink:href="mailto:marcelo.olmedo@gmail.com"><text:span text:style-name="T5_6">marcelo</text:span></text:a></text:span><text:span text:style-name="T5_7"><text:a xlink:type="simple" xlink:href="mailto:marcelo.olmedo@gmail.com"><text:span text:style-name="T5_8">.</text:span></text:a></text:span><text:span text:style-name="T5_9"><text:a xlink:type="simple" xlink:href="mailto:marcelo.olmedo@gmail.com"><text:span text:style-name="T5_10">olmedo</text:span></text:a></text:span><text:span text:style-name="T5_11"><text:a xlink:type="simple" xlink:href="mailto:marcelo.olmedo@gmail.com"><text:span text:style-name="T5_12">@</text:span></text:a></text:span><text:span text:style-name="T5_13"><text:a xlink:type="simple" xlink:href="mailto:marcelo.olmedo@gmail.com"><text:span text:style-name="T5_14">gmail</text:span></text:a></text:span><text:span text:style-name="T5_15"><text:a xlink:type="simple" xlink:href="mailto:marcelo.olmedo@gmail.com"><text:span text:style-name="T5_16">.</text:span></text:a></text:span><text:span text:style-name="T5_17"><text:a xlink:type="simple" xlink:href="mailto:marcelo.olmedo@gmail.com"><text:span text:style-name="T5_18">com</text:span></text:a>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